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6f4ce"/>
    </style:style>
    <style:style style:name="P2" style:family="paragraph" style:parent-style-name="Standard">
      <style:text-properties officeooo:paragraph-rsid="0008d1b3"/>
    </style:style>
    <style:style style:name="P3" style:family="paragraph" style:parent-style-name="Standard">
      <style:text-properties officeooo:rsid="000ab39e" officeooo:paragraph-rsid="000ab39e"/>
    </style:style>
    <style:style style:name="P4" style:family="paragraph" style:parent-style-name="Standard">
      <style:text-properties officeooo:paragraph-rsid="000ab39e"/>
    </style:style>
    <style:style style:name="P5" style:family="paragraph" style:parent-style-name="Standard">
      <style:text-properties fo:font-weight="bold" officeooo:paragraph-rsid="000ab39e" style:font-weight-asian="bold" style:font-weight-complex="bold"/>
    </style:style>
    <style:style style:name="P6" style:family="paragraph" style:parent-style-name="Standard">
      <style:text-properties fo:font-weight="normal" officeooo:paragraph-rsid="000d41ca" style:font-weight-asian="normal" style:font-weight-complex="normal"/>
    </style:style>
    <style:style style:name="P7" style:family="paragraph" style:parent-style-name="Standard">
      <style:text-properties fo:font-weight="normal" officeooo:paragraph-rsid="000d41ca" style:font-weight-asian="normal" style:font-weight-complex="normal"/>
    </style:style>
    <style:style style:name="P8" style:family="paragraph" style:parent-style-name="Standard">
      <style:text-properties fo:font-weight="normal" officeooo:paragraph-rsid="001133ce" style:font-weight-asian="normal" style:font-weight-complex="normal"/>
    </style:style>
    <style:style style:name="P9" style:family="paragraph" style:parent-style-name="Standard">
      <style:text-properties fo:font-weight="normal" officeooo:rsid="000d41ca" officeooo:paragraph-rsid="000d41ca" style:font-weight-asian="normal" style:font-weight-complex="normal"/>
    </style:style>
    <style:style style:name="P10" style:family="paragraph" style:parent-style-name="Standard">
      <style:text-properties fo:font-weight="normal" officeooo:rsid="00130f10" officeooo:paragraph-rsid="00130f10" style:font-weight-asian="normal" style:font-weight-complex="normal"/>
    </style:style>
    <style:style style:name="P11" style:family="paragraph" style:parent-style-name="Standard">
      <style:text-properties fo:font-weight="bold" officeooo:paragraph-rsid="0008d1b3" style:font-weight-asian="bold" style:font-weight-complex="bold"/>
    </style:style>
    <style:style style:name="P12" style:family="paragraph" style:parent-style-name="Standard">
      <style:text-properties officeooo:paragraph-rsid="00130f10"/>
    </style:style>
    <style:style style:name="P13" style:family="paragraph" style:parent-style-name="Standard">
      <style:text-properties officeooo:paragraph-rsid="0006f4ce"/>
    </style:style>
    <style:style style:name="P14" style:family="paragraph" style:parent-style-name="Standard">
      <style:text-properties officeooo:rsid="00130f10" officeooo:paragraph-rsid="00130f10"/>
    </style:style>
    <style:style style:name="P15" style:family="paragraph" style:parent-style-name="Standard">
      <style:text-properties officeooo:paragraph-rsid="0008d1b3"/>
    </style:style>
    <style:style style:name="P16" style:family="paragraph" style:parent-style-name="Standard">
      <style:text-properties officeooo:paragraph-rsid="0014662b"/>
    </style:style>
    <style:style style:name="P17" style:family="paragraph" style:parent-style-name="Standard">
      <style:text-properties officeooo:rsid="0014662b" officeooo:paragraph-rsid="0014662b"/>
    </style:style>
    <style:style style:name="P18" style:family="paragraph" style:parent-style-name="Text_20_body">
      <style:text-properties officeooo:paragraph-rsid="0014662b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6f4ce"/>
    </style:style>
    <style:style style:name="T2" style:family="text">
      <style:text-properties officeooo:rsid="0008d1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130f10" style:font-weight-asian="normal" style:font-weight-complex="normal"/>
    </style:style>
    <style:style style:name="T5" style:family="text">
      <style:text-properties officeooo:rsid="001133ce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 officeooo:rsid="0014662b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0" style:family="text">
      <style:text-properties officeooo:rsid="00146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lidade de Software</text:p>
      <text:p text:style-name="P1"/>
      <text:p text:style-name="P14">1—Algu<text:span text:style-name="T10">é</text:span>m fica com essa parte de introduzir revisão e inspeção</text:p>
      <text:p text:style-name="P14"/>
      <text:p text:style-name="P1">O controle da qualidade deve ser realizado continuamente junto com o desenvolvimento, ainda antes de se dispor do código.</text:p>
      <text:p text:style-name="P1"><text:s/>Algumas propriedades do código são difíceis ou muito caras de testar. <text:span text:style-name="T1">T</text:span>orna-se necessário o uso de técnicas de controle da qualidade alternativas aos testes. </text:p>
      <text:p text:style-name="P1"><text:span text:style-name="T3">Revisões, e inspeções, </text:span>se bem realizadas, têm mostrado muito bons resultados.</text:p>
      <text:p text:style-name="P1"/>
      <text:p text:style-name="P12">• Uma <text:span text:style-name="T3">revisão </text:span>é uma leitura crítica do artefato e da documentação complementar, anotando: </text:p>
      <text:p text:style-name="P12">– os defeitos encontrados</text:p>
      <text:p text:style-name="P12">– as omissões</text:p>
      <text:p text:style-name="P12">– as dúvidas e dificuldades de compreensão</text:p>
      <text:p text:style-name="P12">– as possibilidades de melhoria </text:p>
      <text:p text:style-name="P12">• Uma <text:span text:style-name="T3">inspeção</text:span> é uma leitura crítica formalizada do artefato e da documentação complementar </text:p>
      <text:p text:style-name="P12">– segundo um plano definido</text:p>
      <text:p text:style-name="P12">– obedecendo a regras de leitura definidas</text:p>
      <text:p text:style-name="P12">– envolvendo uma pequena equipe</text:p>
      <text:p text:style-name="P12">– anotando defeitos, omissões, dúvidas e possibilidades de melhoria</text:p>
      <text:p text:style-name="P1"/>
      <text:p text:style-name="P1">• Revisões e inspeções eliminam defeitos antes que se propaguem (poluam) para outros artefatos ou para o serviço a ser prestado </text:p>
      <text:p text:style-name="P1">– um defeito na especificação provoca um erro ao criar a arquitetura (ou projeto), que se manifesta sob a forma de um defeito na arquitetura</text:p>
      <text:p text:style-name="P1">– um defeito na arquitetura provoca um erro ao criar o projeto, que se manifesta sob a forma de um defeito no projeto</text:p>
      <text:p text:style-name="P1">– um defeito em um projeto provoca um erro ao redigir o código, que se manifesta sob a forma de um defeito no código</text:p>
      <text:p text:style-name="P1">– a execução de um defeito no código pode causar um erro execução • lembre-se o erro precisa ser observado para tornar-se uma falh<text:span text:style-name="T2">a</text:span></text:p>
      <text:p text:style-name="P1"/>
      <text:p text:style-name="P2">• Revisões devem ser praticadas a partir do primeiro momento do desenvolvimento </text:p>
      <text:p text:style-name="P2">– reduzem significativamente o retrabalho inútil</text:p>
      <text:p text:style-name="P2">• quanto maior a latência do erro, maior a poluição provocada pelo erro e mais cara e demorada fica a depuração </text:p>
      <text:p text:style-name="P2">– porém não eliminam a possibilidade de defeitos passarem despercebidos</text:p>
      <text:p text:style-name="P2">• testes serão sempre necessário<text:span text:style-name="T2">s</text:span></text:p>
      <text:p text:style-name="P2"/>
      <text:p text:style-name="P14">2—Outra pessoa fica com essa</text:p>
      <text:p text:style-name="P2"/>
      <text:p text:style-name="P2">/<text:span text:style-name="T3">/Técnicas de revisar ou inspecionar//</text:span></text:p>
      <text:p text:style-name="P2"/>
      <text:p text:style-name="P2">• Leitura simples </text:p>
      <text:p text:style-name="P2">– rever antes de prosseguir </text:p>
      <text:p text:style-name="P2"><text:tab/>• habitue-se a fazer isso sempre </text:p>
      <text:p text:style-name="P2">– procure ser rigoroso ao rever -<text:span text:style-name="T2">&gt;</text:span> ler para encontrar defeitos</text:p>
      <text:p text:style-name="P2">• Leitura dirigida segundo critérios estabelecidos </text:p>
      <text:p text:style-name="P2">– padrões de uso das linguagens de representação</text:p>
      <text:p text:style-name="P2">– manual de critérios</text:p>
      <text:p text:style-name="P2">– pode envolver técnicas formais</text:p>
      <text:p text:style-name="P2"><text:tab/>• argumentação da corretude</text:p>
      <text:p text:style-name="P2"><text:soft-page-break/>• Leitura baseada em pontos de vista </text:p>
      <text:p text:style-name="P2">– segundo papéis desempenhados ou simulados pelo revisor</text:p>
      <text:p text:style-name="P2"/>
      <text:p text:style-name="P11">Modos de revisar</text:p>
      <text:p text:style-name="P4">• Revisão pelo próprio autor (desktop checking) </text:p>
      <text:p text:style-name="P4">– o autor lê e anota todos os problemas encontrados para, depois, removê-los</text:p>
      <text:p text:style-name="P4">• Desenvolvimento em pares (duplas) </text:p>
      <text:p text:style-name="P4"><text:tab/>– pair programming proposto por XP – eXtreme Programming</text:p>
      <text:p text:style-name="P4">– o desenvolvimento de um artefato é realizado sempre por duas pessoas trabalhando em conjunto à frente de um mesmo computador</text:p>
      <text:p text:style-name="P4"/>
      <text:p text:style-name="P4">• Revisão por parceiros (peer review) </text:p>
      <text:p text:style-name="P4">– um dos parceiros (colega) do autor lê e anota todos os defeitos e demais problemas encontrados</text:p>
      <text:p text:style-name="P4"><text:tab/> • defeitos e outros problemas devem ser anotados em um documento (formulário)</text:p>
      <text:p text:style-name="P4">– de preferência à por escrito</text:p>
      <text:p text:style-name="P4"><text:s/><text:tab/>• pequenas melhorias podem ser anotadas no próprio artefato </text:p>
      <text:p text:style-name="P4">– seria bom se existisse editor capaz de registrar alterações e anotações » exemplo: registro de alterações em Word</text:p>
      <text:p text:style-name="P4"><text:tab/>• ninguém deve ficar ofendido com as anotações, o que está em jogo é a qualidade do artefato! </text:p>
      <text:p text:style-name="P4"><text:tab/>• ninguém deve deixar de anotar defeitos em virtude de algum receio de melindrar o autor </text:p>
      <text:p text:style-name="P4">– o que não impede de ser bem educado</text:p>
      <text:p text:style-name="P4"/>
      <text:p text:style-name="P14">3-- Outra pessoa</text:p>
      <text:p text:style-name="P14"/>
      <text:p text:style-name="P5">/Inspeções</text:p>
      <text:p text:style-name="P6">• Plano de inspeção, etapas:</text:p>
      <text:p text:style-name="P6">– Produzir sinopse (resumo)</text:p>
      <text:p text:style-name="P6"><text:tab/> • autor redige uma descrição resumida do artefato a ser inspecionado </text:p>
      <text:p text:style-name="P6">– Organizar a reunião de inspeção</text:p>
      <text:p text:style-name="P6"><text:tab/> • o autor seleciona a equipe de inspeção</text:p>
      <text:p text:style-name="P6"><text:tab/> • o autor marca a data e horário da reunião de inspeção</text:p>
      <text:p text:style-name="P6">– Realizar a leitura individual pelos inspetores</text:p>
      <text:p text:style-name="P6"><text:tab/>• o autor distribui aos revisores o material a inspecionar e o de apoio </text:p>
      <text:p text:style-name="P6"><text:tab/>• cada um dos revisores (pares) lê e anota os problemas observados </text:p>
      <text:p text:style-name="P6">– Coletar e filtrar as observações em reunião de inspeção</text:p>
      <text:p text:style-name="P6"><text:tab/>• todos que concordaram devem comparecer e ser pontuais</text:p>
      <text:p text:style-name="P6"><text:tab/>• resulta no laudo da inspeção </text:p>
      <text:p text:style-name="P6">– Corrigir segundo o laudo</text:p>
      <text:p text:style-name="P6"><text:tab/>• o autor faz as correções segundo o laudo </text:p>
      <text:p text:style-name="P6">– Acompanhar o progresso</text:p>
      <text:p text:style-name="P6"><text:tab/>• são registrados os eventos: distribuição, reunião, conclusão </text:p>
      <text:p text:style-name="P6"><text:tab/>• é acompanhada a resolução dos problemas </text:p>
      <text:p text:style-name="P6"><text:tab/>• se solicitada, é realizada nova inspeção após a correção</text:p>
      <text:p text:style-name="P8">• Antes da reunião </text:p>
      <text:p text:style-name="P8">– o autor</text:p>
      <text:p text:style-name="P8"><text:tab/>• produz uma sinopse do artefato a ser inspecionado –</text:p>
      <text:p text:style-name="P8"><text:tab/>• seleciona a equipe de inspeção </text:p>
      <text:p text:style-name="P8"><text:tab/>• negocia data, hora e local da inspeção em concordância com todos os membros da equipe </text:p>
      <text:p text:style-name="P8">– os revisores</text:p>
      <text:p text:style-name="P8"><text:tab/>• concordam revisar </text:p>
      <text:p text:style-name="P8"><text:tab/>• concordam com a data e hora da reunião </text:p>
      <text:p text:style-name="P8"><text:tab/>• leem individualmente o artefato a ser inspecionado e documentos correlatos </text:p>
      <text:p text:style-name="P8"><text:soft-page-break/><text:tab/>• anotam dúvidas, problemas encontrados e sugestões de melhoria</text:p>
      <text:p text:style-name="P8"/>
      <text:p text:style-name="P8">• Durante a reunião </text:p>
      <text:p text:style-name="P8">– o autor narra o comportamento do artefato</text:p>
      <text:p text:style-name="P8">– os revisores, que já devem ter lido a documentação fornecida solicitam explanações, identificam e avaliam riscos <text:span text:style-name="T5">e</text:span> sugerem melhorias</text:p>
      <text:p text:style-name="P8">– é produzido um laudo com todos os problemas e sugestões observados <text:span text:style-name="T5">e</text:span>com uma avaliação final.</text:p>
      <text:p text:style-name="P6"/>
      <text:p text:style-name="P8">• Após a reunião </text:p>
      <text:p text:style-name="P8">– autor faz as correções</text:p>
      <text:p text:style-name="P8">– possivelmente modifica coisas que não haviam sido anotadas</text:p>
      <text:p text:style-name="P8">– dependendo da gravidade das observações <text:span text:style-name="T5">pode</text:span> repet<text:span text:style-name="T5">ir </text:span>a inspeção, libera o artefato para a equipe</text:p>
      <text:p text:style-name="P6">.</text:p>
      <text:p text:style-name="P9"><text:a xlink:type="simple" xlink:href="http://www.inf.puc-rio.br/~inf1413/docs/INF1413_Aula05_RevisoesInspecoes_1.pdf" text:style-name="Internet_20_link" text:visited-style-name="Visited_20_Internet_20_Link">http://www.inf.puc-rio.br/~inf1413/docs/INF1413_Aula05_RevisoesInspecoes_1.pdf</text:a> <text:span text:style-name="T5">←- Link do arquivo completo</text:span></text:p>
      <text:p text:style-name="P9"/>
      <text:p text:style-name="P10">4-- Outra pessoa</text:p>
      <text:p text:style-name="P10"/>
      <text:p text:style-name="P16"><text:span text:style-name="T4">Métricas : </text:span></text:p>
      <text:p text:style-name="P16"><text:span text:style-name="T4">É q</text:span>ualquer tipo de medida que se relaciona com um sistema de processo ou documentação relacionada ao software.</text:p>
      <text:p text:style-name="P12"><text:tab/>Permitem que o software e o processo de software sejam quantificados. </text:p>
      <text:p text:style-name="P12"/>
      <text:p text:style-name="P18"><text:span text:style-name="T6">Métricas de softwares possibilitam realizar uma das atividades mais fundamentais do processo de </text:span><text:a xlink:type="simple" xlink:href="https://pt.wikipedia.org/wiki/Gerenciamento_de_projetos" text:style-name="Internet_20_link" text:visited-style-name="Visited_20_Internet_20_Link"><text:span text:style-name="T8">gerenciamento de projetos</text:span></text:a><text:span text:style-name="T6">: o planejamento. </text:span></text:p>
      <text:p text:style-name="P18"><text:span text:style-name="T6">A partir desse, pode-se identificar a quantidade de esforço, de </text:span><text:a xlink:type="simple" xlink:href="https://pt.wikipedia.org/wiki/Custo" text:style-name="Internet_20_link" text:visited-style-name="Visited_20_Internet_20_Link">custo</text:a><text:span text:style-name="T8"> </text:span><text:span text:style-name="T6">e das </text:span><text:a xlink:type="simple" xlink:href="https://pt.wikipedia.org/wiki/Atividade" text:style-name="Internet_20_link" text:visited-style-name="Visited_20_Internet_20_Link">atividades</text:a><text:span text:style-name="T8"> </text:span><text:span text:style-name="T6">que serão necessárias para a realização do</text:span><text:a xlink:type="simple" xlink:href="https://pt.wikipedia.org/wiki/Projeto" text:style-name="Internet_20_link" text:visited-style-name="Visited_20_Internet_20_Link"><text:span text:style-name="T8">projeto</text:span></text:a><text:span text:style-name="T6">.</text:span></text:p>
      <text:p text:style-name="P19"><text:span text:style-name="T6">As métricas de software, do ponto de vista de medição, podem ser divididas em duas categorias: medidas diretas e indiretas. </text:span><text:span text:style-name="T7">M</text:span><text:span text:style-name="T6">edidas diretas: </text:span><text:span text:style-name="T7">o</text:span><text:span text:style-name="T6"> custo e o esforço aplicados ao desenvolvimento e manutenção do software e do produto, a quantidade de </text:span><text:span text:style-name="T7">l</text:span><text:a xlink:type="simple" xlink:href="https://pt.wikipedia.org/w/index.php?title=Linhas_de_código&amp;action=edit&amp;redlink=1" text:style-name="Internet_20_link" text:visited-style-name="Visited_20_Internet_20_Link"><text:span text:style-name="T9">inhas de código</text:span></text:a><text:span text:style-name="T6"> e o total de defeitos registrados durante um período. Porém, a </text:span><text:a xlink:type="simple" xlink:href="https://pt.wikipedia.org/wiki/Qualidade" text:style-name="Internet_20_link" text:visited-style-name="Visited_20_Internet_20_Link">qualidade</text:a><text:span text:style-name="T8"> </text:span><text:span text:style-name="T6">e a </text:span><text:a xlink:type="simple" xlink:href="https://pt.wikipedia.org/wiki/Funcionalidade" text:style-name="Internet_20_link" text:visited-style-name="Visited_20_Internet_20_Link">funcionalidade</text:a><text:span text:style-name="T8"> </text:span><text:span text:style-name="T6">do </text:span><text:a xlink:type="simple" xlink:href="https://pt.wikipedia.org/wiki/Software" text:style-name="Internet_20_link" text:visited-style-name="Visited_20_Internet_20_Link"><text:span text:style-name="T8">software</text:span></text:a><text:span text:style-name="T6"> são mais difíceis de serem avaliadas e só podem ser medidas de forma indireta.</text:span></text:p>
      <text:p text:style-name="P17">Análise de componentes</text:p>
      <text:p text:style-name="P17"> Se um componente tem valores anômalos, este deve ser examinado </text:p>
      <text:p text:style-name="P17"><text:tab/>-A inspeção é responsável por decidir se existe (ou não) problema no componente </text:p>
      <text:p text:style-name="P17"> Um valor incomum para um componente não necessariamente significa que o componente tenha baixa qualid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9:13.241242986</meta:creation-date>
    <dc:date>2018-08-14T13:45:40.880493266</dc:date>
    <meta:editing-duration>PT8H1M1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1019" meta:character-count="6459" meta:non-whitespace-character-count="5428"/>
  </office:meta>
</office:document-meta>
</file>